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2307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9.6791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Sourc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p/Arduino-UNO-R3.step</text:p>
          </table:table-cell>
          <table:table-cell office:value-type="string" calcext:value-type="string">
            <text:p/>
            <text:p>Đậu Thành Trung</text:p>
          </table:table-cell>
          <table:table-cell office:value-type="string" calcext:value-type="string">
            <text:p><text:a xlink:href="https://grabcad.com/library/arduino-uno-r3-11" xlink:type="simple">https://grabcad.com/library/arduino-uno-r3-11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stp/</text:span>Polulu-5v-step-up-step-down-voltage-regulator-s13v30f5.step</text:p>
          </table:table-cell>
          <table:table-cell office:value-type="string" calcext:value-type="string">
            <text:p>Polulu Corp</text:p>
          </table:table-cell>
          <table:table-cell office:value-type="string" calcext:value-type="string">
            <text:p><text:a xlink:href="https://www.pololu.com/file/0J1808/5v-step-up-step-down-voltage-regulator-s13v30f5.step" xlink:type="simple">https://www.pololu.com/file/0J1808/5v-step-up-step-down-voltage-regulator-s13v30f5.step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stp/</text:span>RaspberryPi3-ModelB</text:p>
          </table:table-cell>
          <table:table-cell office:value-type="string" calcext:value-type="string">
            <text:p>Mechatronics Art</text:p>
          </table:table-cell>
          <table:table-cell office:value-type="string" calcext:value-type="string">
            <text:p>https://grabcad.com/library/raspberry-pi-3-model-b-reference-design-rpi-raspberrypi-raspberry-pi-solidworks-cad-assembly-1/details?folder_id=38999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8T03:27:25.498556893</dc:date>
    <meta:editing-duration>PT6M26S</meta:editing-duration>
    <meta:editing-cycles>3</meta:editing-cycles>
    <meta:generator>LibreOffice/7.4.3.2$Linux_X86_64 LibreOffice_project/40$Build-2</meta:generator>
    <meta:document-statistic meta:table-count="1" meta:cell-count="12" meta:object-count="0"/>
  </office:meta>
</office:document-meta>
</file>